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>
      <style:paragraph-properties fo:line-height="100%"/>
      <style:text-properties fo:hyphenate="false"/>
    </style:style>
    <style:style style:name="P4" style:parent-style-name="Párrafodelista" style:list-style-name="LFO1" style:family="paragraph">
      <style:paragraph-properties fo:line-height="100%"/>
      <style:text-properties fo:hyphenate="false"/>
    </style:style>
    <style:style style:name="P5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6" style:parent-style-name="Párrafodelista" style:list-style-name="LFO1" style:family="paragraph">
      <style:paragraph-properties fo:line-height="100%"/>
      <style:text-properties fo:hyphenate="false"/>
    </style:style>
    <style:style style:name="P7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8" style:parent-style-name="Párrafodelista" style:list-style-name="LFO1" style:family="paragraph">
      <style:paragraph-properties fo:line-height="100%"/>
      <style:text-properties fo:hyphenate="false"/>
    </style:style>
    <style:style style:name="P9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10" style:parent-style-name="Párrafodelista" style:list-style-name="LFO1" style:family="paragraph">
      <style:paragraph-properties fo:line-height="100%"/>
      <style:text-properties fo:hyphenate="false"/>
    </style:style>
    <style:style style:name="P11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12" style:parent-style-name="Párrafodelista" style:list-style-name="LFO1" style:family="paragraph">
      <style:paragraph-properties fo:line-height="100%"/>
      <style:text-properties fo:hyphenate="false"/>
    </style:style>
    <style:style style:name="P13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14" style:parent-style-name="Párrafodelista" style:list-style-name="LFO1" style:family="paragraph">
      <style:paragraph-properties fo:line-height="100%"/>
      <style:text-properties fo:hyphenate="false"/>
    </style:style>
    <style:style style:name="P15" style:parent-style-name="Normal" style:family="paragraph">
      <style:paragraph-properties fo:line-height="100%"/>
      <style:text-properties fo:hyphenate="false"/>
    </style:style>
    <style:style style:name="P16" style:parent-style-name="Párrafodelista" style:list-style-name="LFO1" style:family="paragraph">
      <style:paragraph-properties fo:line-height="100%"/>
      <style:text-properties fo:hyphenate="false"/>
    </style:style>
    <style:style style:name="P17" style:parent-style-name="Normal" style:family="paragraph">
      <style:paragraph-properties fo:line-height="100%"/>
      <style:text-properties fo:hyphenate="false"/>
    </style:style>
    <style:style style:name="P18" style:parent-style-name="Párrafodelista" style:list-style-name="LFO1" style:family="paragraph">
      <style:paragraph-properties fo:line-height="100%"/>
      <style:text-properties fo:hyphenate="false"/>
    </style:style>
    <style:style style:name="P19" style:parent-style-name="Normal" style:family="paragraph">
      <style:paragraph-properties fo:line-height="100%"/>
      <style:text-properties fo:hyphenate="false"/>
    </style:style>
    <style:style style:name="P20" style:parent-style-name="Párrafodelista" style:list-style-name="LFO1" style:family="paragraph">
      <style:paragraph-properties fo:line-height="100%"/>
      <style:text-properties fo:hyphenate="false"/>
    </style:style>
    <style:style style:name="P21" style:parent-style-name="Normal" style:family="paragraph">
      <style:paragraph-properties fo:line-height="100%"/>
      <style:text-properties fo:hyphenate="false"/>
    </style:style>
    <style:style style:name="P22" style:parent-style-name="Párrafodelista" style:list-style-name="LFO1" style:family="paragraph">
      <style:paragraph-properties fo:line-height="100%"/>
      <style:text-properties fo:hyphenate="false"/>
    </style:style>
    <style:style style:name="P23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24" style:parent-style-name="Párrafodelista" style:list-style-name="LFO1" style:family="paragraph">
      <style:paragraph-properties fo:line-height="100%"/>
      <style:text-properties fo:hyphenate="false"/>
    </style:style>
    <style:style style:name="P25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26" style:parent-style-name="Párrafodelista" style:list-style-name="LFO1" style:family="paragraph">
      <style:paragraph-properties fo:line-height="100%"/>
      <style:text-properties fo:hyphenate="false"/>
    </style:style>
    <style:style style:name="P27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28" style:parent-style-name="Párrafodelista" style:list-style-name="LFO1" style:family="paragraph">
      <style:paragraph-properties fo:line-height="100%"/>
      <style:text-properties fo:hyphenate="false"/>
    </style:style>
    <style:style style:name="P29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30" style:parent-style-name="Párrafodelista" style:list-style-name="LFO1" style:family="paragraph">
      <style:paragraph-properties fo:line-height="100%"/>
      <style:text-properties fo:hyphenate="false"/>
    </style:style>
    <style:style style:name="P31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32" style:parent-style-name="Párrafodelista" style:list-style-name="LFO1" style:family="paragraph">
      <style:paragraph-properties fo:line-height="100%"/>
      <style:text-properties fo:hyphenate="false"/>
    </style:style>
    <style:style style:name="P33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34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35" style:parent-style-name="Párrafodelista" style:list-style-name="LFO1" style:family="paragraph">
      <style:paragraph-properties fo:line-height="100%"/>
      <style:text-properties fo:hyphenate="false"/>
    </style:style>
    <style:style style:name="P36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37" style:parent-style-name="Párrafodelista" style:list-style-name="LFO1" style:family="paragraph">
      <style:paragraph-properties fo:line-height="100%"/>
      <style:text-properties fo:hyphenate="false"/>
    </style:style>
    <style:style style:name="P38" style:parent-style-name="Párrafodelista" style:family="paragraph">
      <style:paragraph-properties fo:line-height="100%" fo:margin-left="0in">
        <style:tab-stops/>
      </style:paragraph-properties>
      <style:text-properties fo:hyphenate="false"/>
    </style:style>
    <style:style style:name="P39" style:parent-style-name="Párrafodelista" style:list-style-name="LFO1" style:family="paragraph">
      <style:paragraph-properties fo:line-height="100%"/>
      <style:text-properties fo:hyphenate="false"/>
    </style:style>
  </office:automatic-styles>
  <office:body>
    <office:text text:use-soft-page-breaks="true">
      <text:p text:style-name="P1">Pruebas por requisito<text:s/></text:p>
      <text:p text:style-name="Normal">(Información)</text:p>
      <text:p text:style-name="P2">P-RI-1:</text:p>
      <text:list text:style-name="LFO1" text:continue-numbering="true">
        <text:list-item>
          <text:p text:style-name="P3">Se realiza una venta y con una consulta vemos que la fecha y el precio total es el esperado.</text:p>
        </text:list-item>
      </text:list>
      <text:p text:style-name="Normal">P-RI-2:</text:p>
      <text:list text:style-name="LFO1" text:continue-numbering="true">
        <text:list-item>
          <text:p text:style-name="P4">Se realiza una factura y con una consulta vemos que el precio final de la venta, la fecha, el número de la factura y el IVA es el esperado.</text:p>
        </text:list-item>
      </text:list>
      <text:p text:style-name="P5">P-RI-3:</text:p>
      <text:list text:style-name="LFO1" text:continue-numbering="true">
        <text:list-item>
          <text:p text:style-name="P6">Se añade un nuevo socio, se actualiza la lista de socios y este aparece con todos los siguientes datos: nombre, apellidos, DNI, dirección, fecha de nacimiento y email.</text:p>
        </text:list-item>
      </text:list>
      <text:p text:style-name="P7">P-RI-4:</text:p>
      <text:list text:style-name="LFO1" text:continue-numbering="true">
        <text:list-item>
          <text:p text:style-name="P8">Se añade un nuevo producto, se actualiza la lista de productos y este aparece con todos los siguientes datos: nombre, descripción, categoría, precio del producto e IVA.</text:p>
        </text:list-item>
      </text:list>
      <text:p text:style-name="P9">P-RI-5:</text:p>
      <text:list text:style-name="LFO1" text:continue-numbering="true">
        <text:list-item>
          <text:p text:style-name="P10">Quiero poder acceder a<text:s/>la información relativa al stock de cualquier tienda o almacén.</text:p>
        </text:list-item>
      </text:list>
      <text:p text:style-name="P11">P-RI-6:</text:p>
      <text:list text:style-name="LFO1" text:continue-numbering="true">
        <text:list-item>
          <text:p text:style-name="P12">Se añade una nueva tienda, se realiza una consulta y vemos que se ha añadido correctamente.</text:p>
        </text:list-item>
      </text:list>
      <text:p text:style-name="P13">P-RI-7:</text:p>
      <text:list text:style-name="LFO1" text:continue-numbering="true">
        <text:list-item>
          <text:p text:style-name="P14">Se registra un proveedor nuevo, se actualiza la lista de proveedores y aparece el proveedor con los siguientes datos: nombre, CIF, número de teléfono y email.</text:p>
        </text:list-item>
      </text:list>
      <text:p text:style-name="P15">P-RI-8:</text:p>
      <text:list text:style-name="LFO1" text:continue-numbering="true">
        <text:list-item>
          <text:p text:style-name="P16">Se realiza una consulta sobre el pedido que se había realizado y vemos que se muestran los siguientes datos: fecha en la que se realizó, precio total y emplazamiento que realizó el pedido.</text:p>
        </text:list-item>
      </text:list>
      <text:p text:style-name="P17">P-RI-9:</text:p>
      <text:list text:style-name="LFO1" text:continue-numbering="true">
        <text:list-item>
          <text:p text:style-name="P18">Al consultar los datos de un traspaso realizado s observa que tiene los siguientes datos: Fecha de traspaso y la asociación que controla los productos que hay en el pedido con su cantidad traspasada.</text:p>
        </text:list-item>
      </text:list>
      <text:p text:style-name="P19">P-RI-10:</text:p>
      <text:list text:style-name="LFO1" text:continue-numbering="true">
        <text:list-item>
          <text:p text:style-name="P20">Se crea un albarán con los datos recibidos del albarán de entrega y hacemos una consulta para ver que se muestra correctamente, con datos como: Fecha de firma del albarán y el precio total.</text:p>
        </text:list-item>
      </text:list>
      <text:p text:style-name="P21">P-RI-11:</text:p>
      <text:list text:style-name="LFO1" text:continue-numbering="true">
        <text:list-item>
          <text:p text:style-name="P22">Se crea una solicitud de traspaso, una vez creada se consultan los datos introducidos y se comprueba que está correcta porque hay los siguientes datos:<text:s/>Fecha de solicitud y una <text:s/>asociación que controla la cantidad de productos en la solicitud.</text:p>
        </text:list-item>
      </text:list>
      <text:soft-page-break/>
      <text:p text:style-name="P23">P-RN-1:</text:p>
      <text:list text:style-name="LFO1" text:continue-numbering="true">
        <text:list-item>
          <text:p text:style-name="P24">Al realizar una venta hacia un socio y comprobar los datos podemos observar que el precio total de la factura se ve con un 5% de descuento sobre el precio final</text:p>
        </text:list-item>
      </text:list>
      <text:p text:style-name="P25">P-RN-2:</text:p>
      <text:list text:style-name="LFO1" text:continue-numbering="true">
        <text:list-item>
          <text:p text:style-name="P26">Cuando hemos realizado un pedido con la cantidad necesaria de productos, mayor que 20, comprobamos que se ha creado el pedido correctamente y observamos que se ha realizado bien.</text:p>
        </text:list-item>
      </text:list>
      <text:p text:style-name="P27">P-RN-3:</text:p>
      <text:list text:style-name="LFO1" text:continue-numbering="true">
        <text:list-item>
          <text:p text:style-name="P28">Se desea pedir un producto a una tienda que sabemos que tiene el producto deseado en stock mínimo, al realizar la búsqueda observamos que no encontramos el producto para realizar la solicitud del traspaso.</text:p>
        </text:list-item>
      </text:list>
      <text:p text:style-name="P29">P-RN-4:</text:p>
      <text:list text:style-name="LFO1" text:continue-numbering="true">
        <text:list-item>
          <text:p text:style-name="P30">Se realizó una venta hace más de 30 días, hoy 40 días después al intentar devolver la el producto el sistema no nos lo permite.</text:p>
        </text:list-item>
      </text:list>
      <text:p text:style-name="P31">P-RN-5:</text:p>
      <text:list text:style-name="LFO1" text:continue-numbering="true">
        <text:list-item>
          <text:p text:style-name="P32">Se realiza una<text:s/>compra dejando un producto en una tienda concreta en stock mínimo, el sistema avisa al usuario de este evento.</text:p>
        </text:list-item>
      </text:list>
      <text:p text:style-name="P33"/>
      <text:p text:style-name="P34">P-RNF-1:</text:p>
      <text:list text:style-name="LFO1" text:continue-numbering="true">
        <text:list-item>
          <text:p text:style-name="P35">Un empleado va a realizar un ingreso de un usuario en el sistema, cuando ingresa su usuario y contraseña ingresa sin problemas.</text:p>
        </text:list-item>
      </text:list>
      <text:p text:style-name="P36">P-RNF-2:</text:p>
      <text:list text:style-name="LFO1" text:continue-numbering="true">
        <text:list-item>
          <text:p text:style-name="P37">Un usuario(A) quiere obtener los datos de otro intentando entrar en su usuario(B) en sistema, al ingresar el usuario(A) y probar una contraseña aleatoria (y fallando) el usuario(A) no puede acceder al sistema registrado como usuario(B).</text:p>
        </text:list-item>
      </text:list>
      <text:p text:style-name="P38">P-RNF-3:</text:p>
      <text:list text:style-name="LFO1" text:continue-numbering="true">
        <text:list-item>
          <text:p text:style-name="P39">Una vez al mes el gestor del sistema realiza pruebas de funcionalidad para comprobar que no haya fallos, si ha habido se busca una solución para evitar que llegue a mayor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asian="Times New Roman" style:language-asian="ja" style:country-asian="JP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ús Pineda Márquez</meta:initial-creator>
    <dc:creator>Jesús Pineda Márquez</dc:creator>
    <meta:creation-date>2017-06-19T17:04:00Z</meta:creation-date>
    <dc:date>2017-06-19T17:58:00Z</dc:date>
    <meta:template xlink:href="Normal.dotm" xlink:type="simple"/>
    <meta:editing-cycles>4</meta:editing-cycles>
    <meta:editing-duration>PT2880S</meta:editing-duration>
    <meta:document-statistic meta:page-count="2" meta:paragraph-count="6" meta:word-count="502" meta:character-count="3259" meta:row-count="23" meta:non-whitespace-character-count="2763"/>
  </office:meta>
</office:document-meta>
</file>